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 office:value-type="string" calcext:value-type="string">
            <text:p>Arb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Forêts aléatoi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3" calcext:value-type="float">
            <text:p>3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6" calcext:value-type="float">
            <text:p>2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1" calcext:value-type="float">
            <text:p>1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5" calcext:value-type="float">
            <text:p>3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ce59" office:value-type="string" calcext:value-type="string">
            <text:p>Retours sur Flask + Projet P6 ML court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table-cell table:style-name="ce59" office:value-type="string" calcext:value-type="string">
            <text:p>Projet P6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table-cell table:style-name="ce59" office:value-type="string" calcext:value-type="string" table:number-columns-spanned="1" table:number-rows-spanned="3">
            <text:p>Clustering</text:p>
          </table: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4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K-means, Dbsca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9" calcext:value-type="float">
            <text:p>9</text:p>
          </table:table-cell>
          <table:covered-table-cell table:style-name="ce21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Scrapping (?) + NLP + Chatbot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3" calcext:value-type="float">
            <text:p>13</text:p>
          </table:table-cell>
          <table:table-cell table:style-name="Autre" office:value-type="string" calcext:value-type="string">
            <text:p>Azure AZ900</text:p>
          </table:table-cell>
          <table:table-cell table:style-name="Autr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>
            <text:p>SVM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table-cell table:style-name="ce21" office:value-type="string" calcext:value-type="string">
            <text:p><text:span text:style-name="T1">Projet P4 : </text:span>Template preprocessing + modelisation + révision ML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6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4" calcext:value-type="float">
            <text:p>24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6" calcext:value-type="float">
            <text:p>2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7" calcext:value-type="float">
            <text:p>2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3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30" calcext:value-type="float">
            <text:p>3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Correction Projet P3 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réparation AZ 900</text:p>
          </table:table-cell>
          <table:table-cell table:style-name="Autre" office:value-type="string" calcext:value-type="string" table:number-columns-spanned="1" table:number-rows-spanned="4">
            <text:p>Préparation AZ 900 + petit dej tuteurs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4" table:style-name="ce243"/>
          <table:table-cell table:style-name="ce246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129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29"/>
          <table:table-cell table:style-name="ce251"/>
          <table:table-cell table:style-name="ce129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129" table:number-columns-repeated="3"/>
          <table:table-cell table:style-name="ce251"/>
          <table:table-cell table:style-name="ce1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b8e68b5bf61ce56d972a163ea31a18aecdcd64cd</meta:generator>
    <meta:creation-date>2019-10-24T11:03:45Z</meta:creation-date>
    <dc:date>2022-01-02T17:35:06.585706149</dc:date>
    <meta:editing-cycles>483</meta:editing-cycles>
    <meta:editing-duration>P1DT9H7M47S</meta:editing-duration>
    <meta:document-statistic meta:table-count="19" meta:cell-count="936" meta:object-count="0"/>
  </office:meta>
</office:document-meta>
</file>